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132341" officeooo:paragraph-rsid="00132341"/>
    </style:style>
    <style:style style:parent-style-name="Heading_20_9" style:name="P2" style:family="paragraph">
      <style:text-properties/>
    </style:style>
  </office:automatic-styles>
  <office:styles>
    <style:style style:name="T1" style:family="text">
      <style:text-properties/>
    </style:style>
  </office: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1">If I only had a heading</text:span></text:h>
      <text:h text:style-name="P2" text:outline-level="9"><text:span text:style-name="T1">Hello world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23T02:26:25.337293564</meta:creation-date>
    <meta:generator>LibreOffice/4.2.3.3$Linux_X86_64 LibreOffice_project/420m0$Build-3</meta:generator>
    <dc:date>2014-07-23T02:40:42.145646839</dc:date>
    <dc:creator>evan </dc:creator>
    <meta:editing-duration>P0D</meta:editing-duration>
    <meta:editing-cycles>1</meta:editing-cycles>
    <meta:document-statistic meta:table-count="0" meta:image-count="0" meta:object-count="0" meta:page-count="1" meta:paragraph-count="1" meta:word-count="6" meta:character-count="23" meta:non-whitespace-character-count="18"/>
  </office:meta>
</office:document-meta>
</file>